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10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fo:min-height="0.789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color="#666666" draw:fill="none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34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23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1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104cm"/>
    </style:style>
    <style:style style:name="gr39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139cm"/>
    </style:style>
    <style:style style:name="gr41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44" style:family="graphic" style:parent-style-name="standard">
      <style:graphic-properties draw:stroke="solid" svg:stroke-color="#000000" draw:fill="solid" draw:fill-color="#579d1c" draw:auto-grow-height="true" draw:auto-grow-width="false" fo:max-height="0cm" fo:min-height="0.556cm"/>
    </style:style>
    <style:style style:name="gr45" style:family="graphic" style:parent-style-name="standard">
      <style:graphic-properties draw:stroke="solid" svg:stroke-color="#000000" draw:fill="solid" draw:fill-color="#c5000b" draw:auto-grow-height="true" draw:auto-grow-width="false" fo:max-height="0cm" fo:min-height="0.556cm"/>
    </style:style>
    <style:style style:name="gr46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6cm"/>
    </style:style>
    <style:style style:name="gr47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8" style:family="graphic" style:parent-style-name="objectwithoutfill">
      <style:graphic-properties svg:stroke-color="#000000" draw:fill="none" draw:fill-color="#ffffff" draw:textarea-vertical-align="middle"/>
    </style:style>
    <style:style style:name="gr49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1" style:family="graphic" style:parent-style-name="objectwithoutfill">
      <style:graphic-properties svg:stroke-color="#e6e6e6" draw:fill="none" draw:fill-color="#ffffff" draw:textarea-vertical-align="middle"/>
    </style:style>
    <style:style style:name="gr52" style:family="graphic" style:parent-style-name="standard">
      <style:graphic-properties draw:stroke="solid" svg:stroke-color="#000000" draw:fill="solid" draw:fill-color="#579d1c" draw:auto-grow-height="true" draw:auto-grow-width="false" fo:max-height="0cm" fo:min-height="0.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svg:stroke-color="#000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6" style:family="graphic" style:parent-style-name="objectwithoutfill">
      <style:graphic-properties svg:stroke-width="0.03cm" svg:stroke-color="#3deb3d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8" style:family="graphic" style:parent-style-name="objectwithoutfill">
      <style:graphic-properties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>
      <style:graphic-properties draw:stroke="none" draw:fill="none" draw:fill-color="#ffffff" fo:min-height="0.75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67" style:family="graphic" style:parent-style-name="standard">
      <style:graphic-properties svg:stroke-width="0.1cm" svg:stroke-color="#000000" draw:marker-start="Arrow" draw:marker-start-width="0.35cm" draw:marker-end="" draw:marker-end-width="0.35cm" draw:fill="solid" draw:fill-color="#000000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1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4" style:family="graphic" style:parent-style-name="standard">
      <style:graphic-properties draw:stroke="none" draw:fill="none" fo:min-height="1.424cm"/>
    </style:style>
    <style:style style:name="gr75" style:family="graphic" style:parent-style-name="standard">
      <style:graphic-properties svg:stroke-width="0.05cm" svg:stroke-color="#000000" draw:marker-start="Arrow" draw:marker-start-width="0.275cm" draw:marker-end="Arrow" draw:marker-end-width="0.275cm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ff" fo:font-size="18pt" style:font-size-asian="18pt" style:font-size-complex="18pt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fo:font-size="16pt" style:font-size-asian="16pt" style:font-size-complex="16pt"/>
    </style:style>
    <style:style style:name="P15" style:family="paragraph">
      <style:paragraph-properties fo:text-align="center"/>
      <style:text-properties fo:color="#000000" fo:font-size="22pt" style:font-size-asian="22pt" style:font-size-complex="22pt"/>
    </style:style>
    <style:style style:name="P16" style:family="paragraph">
      <style:paragraph-properties fo:text-align="center"/>
      <style:text-properties fo:color="#000000"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color="#ffffff" fo:font-size="26pt" style:font-size-asian="26pt" style:font-size-complex="26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color="#000000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00" fo:font-size="22pt" fo:language="en" fo:country="GB" style:font-size-asian="22pt" style:font-size-complex="22pt"/>
    </style:style>
    <style:style style:name="T23" style:family="text">
      <style:text-properties fo:color="#000000" fo:font-size="18pt" fo:language="en" fo:country="GB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2cm" svg:height="29.6cm" svg:x="-3cm" svg:y="-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2cm" svg:height="15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43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43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43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43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43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43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4.1cm" svg:y="3.6cm">
          <draw:text-box>
            <text:p><text:span text:style-name="T2">Functions</text:span></text:p>
          </draw:text-box>
        </draw:frame>
        <draw:frame draw:style-name="gr8" draw:text-style-name="P2" draw:layer="layout" svg:width="8.4cm" svg:height="2.627cm" svg:x="14.4cm" svg:y="4.5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6cm" svg:x="8.4cm" svg:y="4.8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43cm" svg:x="8.4cm" svg:y="5.9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43cm" svg:x="11.6cm" svg:y="5.9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55cm" svg:x="10cm" svg:y="5.9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55cm" svg:x="8.4cm" svg:y="3.5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6.6cm">
          <draw:text-box>
            <text:p text:style-name="P1"><text:span text:style-name="T2">Delete</text:span></text:p>
          </draw:text-box>
        </draw:frame>
        <draw:frame draw:style-name="gr12" draw:text-style-name="P2" draw:layer="layout" svg:width="8.4cm" svg:height="2.627cm" svg:x="17.9cm" svg:y="4.5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4.1cm" svg:y="9.2cm">
          <draw:text-box>
            <text:p><text:span text:style-name="T2">Functions</text:span></text:p>
          </draw:text-box>
        </draw:frame>
        <draw:frame draw:style-name="gr13" draw:text-style-name="P2" draw:layer="layout" svg:width="8.4cm" svg:height="2.627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6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43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43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55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55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2.2cm">
          <draw:text-box>
            <text:p text:style-name="P1"><text:span text:style-name="T2">Delete</text:span></text:p>
          </draw:text-box>
        </draw:frame>
        <draw:frame draw:style-name="gr14" draw:text-style-name="P2" draw:layer="layout" svg:width="8.4cm" svg:height="2.627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4.1cm" svg:y="9.2cm">
          <draw:text-box>
            <text:p><text:span text:style-name="T2">Functions</text:span></text:p>
          </draw:text-box>
        </draw:frame>
        <draw:frame draw:style-name="gr15" draw:text-style-name="P2" draw:layer="layout" svg:width="8.4cm" svg:height="2.627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6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43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43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55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55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2.2cm">
          <draw:text-box>
            <text:p text:style-name="P1"><text:span text:style-name="T2">Delete</text:span></text:p>
          </draw:text-box>
        </draw:frame>
        <draw:frame draw:style-name="gr16" draw:text-style-name="P2" draw:layer="layout" svg:width="8.4cm" svg:height="2.627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13.9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3.961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5.4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1.001cm">
          <draw:text-box>
            <text:p text:style-name="P1"><text:span text:style-name="T2">Add</text:span></text:p>
          </draw:text-box>
        </draw:frame>
        <draw:line draw:style-name="gr19" draw:text-style-name="P1" draw:layer="layout" svg:x1="25.6cm" svg:y1="5.8cm" svg:x2="27.8cm" svg:y2="4.6cm">
          <text:p/>
        </draw:line>
        <draw:line draw:style-name="gr19" draw:text-style-name="P1" draw:layer="layout" svg:x1="25.6cm" svg:y1="7.129cm" svg:x2="27.6cm" svg:y2="8.6cm">
          <text:p/>
        </draw:line>
        <draw:line draw:style-name="gr19" draw:text-style-name="P1" draw:layer="layout" svg:x1="17.9cm" svg:y1="4.517cm" svg:x2="21.2cm" svg:y2="-0.8cm">
          <text:p/>
        </draw:line>
        <draw:line draw:style-name="gr19" draw:text-style-name="P1" draw:layer="layout" svg:x1="21.2cm" svg:y1="-0.8cm" svg:x2="20cm" svg:y2="4.2cm">
          <text:p/>
        </draw:line>
        <draw:line draw:style-name="gr19" draw:text-style-name="P1" draw:layer="layout" svg:x1="8.4cm" svg:y1="4.6cm" svg:x2="5.6cm" svg:y2="-0.8cm">
          <text:p/>
        </draw:line>
        <draw:line draw:style-name="gr19" draw:text-style-name="P1" draw:layer="layout" svg:x1="5.6cm" svg:y1="-0.8cm" svg:x2="8cm" svg:y2="6.2cm">
          <text:p/>
        </draw:lin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5cm" svg:x="1.4cm" svg:y="13.527cm">
          <draw:text-box>
            <text:p text:style-name="P1">Site Navigation</text:p>
          </draw:text-box>
        </draw:frame>
        <draw:frame draw:style-name="gr6" draw:text-style-name="P1" draw:layer="layout" svg:width="5.4cm" svg:height="1.675cm" svg:x="3.2cm" svg:y="-2.4cm">
          <draw:text-box>
            <text:p text:style-name="P1">Core variable information</text:p>
          </draw:text-box>
        </draw:frame>
        <draw:frame draw:style-name="gr6" draw:text-style-name="P1" draw:layer="layout" svg:width="11.2cm" svg:height="1.675cm" svg:x="15.8cm" svg:y="-2.4cm">
          <draw:text-box>
            <text:p text:style-name="P1">All variable functions, which can be edited or deleted</text:p>
          </draw:text-box>
        </draw:frame>
        <draw:frame draw:style-name="gr6" draw:text-style-name="P1" draw:layer="layout" svg:width="6.8cm" svg:height="2.387cm" svg:x="27.8cm" svg:y="3.527cm">
          <draw:text-box>
            <text:p text:style-name="P1">Launches modal to add new membership functions</text:p>
          </draw:text-box>
        </draw:frame>
        <draw:frame draw:style-name="gr6" draw:text-style-name="P1" draw:layer="layout" svg:width="5.4cm" svg:height="1.675cm" svg:x="26.9cm" svg:y="8.127cm">
          <draw:text-box>
            <text:p text:style-name="P1">Deletes this variabl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36.4cm" svg:height="27.6cm" svg:x="-1.8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cm" svg:height="15.0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16cm" svg:y="7.00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43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43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43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43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43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43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6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4cm" svg:height="1.055cm" svg:x="8.4cm" svg:y="3.562cm">
          <draw:text-box>
            <text:p><text:span text:style-name="T4">Inputs</text:span></text:p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7.7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7.761cm">
          <draw:text-box>
            <text:p text:style-name="P1"><text:span text:style-name="T2">Add</text:span></text:p>
          </draw:text-box>
        </draw:frame>
        <draw:frame draw:style-name="gr21" draw:text-style-name="P2" draw:layer="layout" svg:width="14.8cm" svg:height="1.675cm" svg:x="8.2cm" svg:y="10.017cm">
          <draw:text-box>
            <text:p><text:span text:style-name="T7">IF Var1 IS Term1 AND Var2 IS Term2 THEN Var3 IS Term3 </text:span></text:p>
          </draw:text-box>
        </draw:frame>
        <draw:frame draw:style-name="gr22" draw:text-style-name="P2" draw:layer="layout" svg:width="15cm" svg:height="1.675cm" svg:x="8.2cm" svg:y="13.417cm">
          <draw:text-box>
            <text:p><text:span text:style-name="T7">IF Var1 IS Term1 AND Var2 IS Term2 THEN Var3 IS Term3 </text:span></text:p>
          </draw:text-box>
        </draw:frame>
        <draw:frame draw:style-name="gr23" draw:text-style-name="P2" draw:layer="layout" svg:width="15cm" svg:height="1.675cm" svg:x="8.2cm" svg:y="11.617cm">
          <draw:text-box>
            <text:p><text:span text:style-name="T7">IF Var1 IS Term1 AND Var2 IS Term2 THEN Var3 IS Term3 </text:span></text:p>
          </draw:text-box>
        </draw:frame>
        <draw:frame draw:style-name="gr6" draw:text-style-name="P3" draw:layer="layout" svg:width="5.4cm" svg:height="1.055cm" svg:x="17.9cm" svg:y="3.562cm">
          <draw:text-box>
            <text:p><text:span text:style-name="T4">Outputs</text:span></text:p>
          </draw:text-box>
        </draw:frame>
        <draw:custom-shape draw:style-name="gr10" draw:text-style-name="P1" draw:layer="layout" svg:width="2.6cm" svg:height="1cm" svg:x="23.6cm" svg:y="10.1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6cm" svg:y="10.14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1.9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6cm" svg:y="11.9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3.7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6cm" svg:y="13.742cm">
          <draw:text-box>
            <text:p text:style-name="P1"><text:span text:style-name="T2">Delete</text:span></text:p>
          </draw:text-box>
        </draw:frame>
        <draw:line draw:style-name="gr24" draw:text-style-name="P1" draw:layer="layout" svg:x1="8.2cm" svg:y1="11.617cm" svg:x2="26.2cm" svg:y2="11.617cm">
          <text:p/>
        </draw:line>
        <draw:line draw:style-name="gr24" draw:text-style-name="P1" draw:layer="layout" svg:x1="8.2cm" svg:y1="13.317cm" svg:x2="26.2cm" svg:y2="13.317cm">
          <text:p/>
        </draw:line>
        <draw:frame draw:style-name="gr25" draw:text-style-name="P6" draw:layer="layout" svg:width="5.2cm" svg:height="1.038cm" svg:x="8.4cm" svg:y="4.822cm">
          <draw:text-box>
            <text:p><text:span text:style-name="T8">Var1</text:span></text:p>
          </draw:text-box>
        </draw:frame>
        <draw:custom-shape draw:style-name="gr26" draw:text-style-name="P1" draw:layer="layout" svg:width="0.6cm" svg:height="0.524cm" svg:x="11.1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8.4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1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1.1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8.4cm" svg:y="5.822cm">
          <draw:text-box>
            <text:p><text:span text:style-name="T9">Term1</text:span></text:p>
          </draw:text-box>
        </draw:frame>
        <draw:frame draw:style-name="gr25" draw:text-style-name="P6" draw:layer="layout" svg:width="5.2cm" svg:height="1.038cm" svg:x="12.2cm" svg:y="4.822cm">
          <draw:text-box>
            <text:p><text:span text:style-name="T8">Var2</text:span></text:p>
          </draw:text-box>
        </draw:frame>
        <draw:custom-shape draw:style-name="gr26" draw:text-style-name="P1" draw:layer="layout" svg:width="0.6cm" svg:height="0.524cm" svg:x="14.9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2.2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4.8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4.9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2.2cm" svg:y="5.822cm">
          <draw:text-box>
            <text:p><text:span text:style-name="T9">Term2</text:span></text:p>
          </draw:text-box>
        </draw:frame>
        <draw:frame draw:style-name="gr25" draw:text-style-name="P6" draw:layer="layout" svg:width="5.2cm" svg:height="1.038cm" svg:x="18.1cm" svg:y="4.8cm">
          <draw:text-box>
            <text:p><text:span text:style-name="T8">Var3</text:span></text:p>
          </draw:text-box>
        </draw:frame>
        <draw:custom-shape draw:style-name="gr26" draw:text-style-name="P1" draw:layer="layout" svg:width="0.6cm" svg:height="0.524cm" svg:x="20.8cm" svg:y="6.1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8.1cm" svg:y="5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20.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20.8cm" svg:y="6.0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8.1cm" svg:y="5.8cm">
          <draw:text-box>
            <text:p><text:span text:style-name="T9">Term3</text:span></text:p>
          </draw:text-box>
        </draw:frame>
        <draw:frame draw:style-name="gr11" draw:text-style-name="P8" draw:layer="layout" svg:width="2.6cm" svg:height="1.835cm" svg:x="9.4cm" svg:y="7.175cm">
          <draw:text-box>
            <text:p text:style-name="P7"><text:span text:style-name="T2">And</text:span></text:p>
            <text:p text:style-name="P7"><text:span text:style-name="T2">Or</text:span></text:p>
          </draw:text-box>
        </draw:frame>
        <draw:custom-shape draw:style-name="gr28" draw:text-style-name="P1" draw:layer="layout" svg:width="0.6cm" svg:height="0.6cm" svg:x="8.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cm" svg:height="0.6cm" svg:x="8.6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5.4cm" svg:y1="8.1cm" svg:x2="19.4cm" svg:y2="8.1cm">
          <text:p/>
        </draw:line>
        <draw:custom-shape draw:style-name="gr28" draw:text-style-name="P1" draw:layer="layout" svg:width="0.6cm" svg:height="0.6cm" svg:x="17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6cm" svg:height="1.043cm" svg:x="14.4cm" svg:y="7.6cm">
          <draw:text-box>
            <text:p text:style-name="P7"><text:span text:style-name="T2">0</text:span></text:p>
          </draw:text-box>
        </draw:frame>
        <draw:frame draw:style-name="gr11" draw:text-style-name="P8" draw:layer="layout" svg:width="2.6cm" svg:height="1.043cm" svg:x="19.6cm" svg:y="7.6cm">
          <draw:text-box>
            <text:p text:style-name="P7"><text:span text:style-name="T2">1</text:span></text:p>
          </draw:text-box>
        </draw:frame>
        <draw:frame draw:style-name="gr29" draw:text-style-name="P6" draw:layer="layout" svg:width="5.2cm" svg:height="1.14cm" svg:x="11.9cm" svg:y="7.66cm">
          <draw:text-box>
            <text:p><text:span text:style-name="T8">Weight</text:span></text:p>
          </draw:text-box>
        </draw:fram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5cm" svg:x="1.4cm" svg:y="13.527cm">
          <draw:text-box>
            <text:p text:style-name="P1">Site Navigation</text:p>
          </draw:text-box>
        </draw:frame>
        <draw:line draw:style-name="gr19" draw:text-style-name="P1" draw:layer="layout" svg:x1="8cm" svg:y1="11.2cm" svg:x2="7.2cm" svg:y2="15.6cm">
          <text:p/>
        </draw:line>
        <draw:line draw:style-name="gr19" draw:text-style-name="P1" draw:layer="layout" svg:x1="8cm" svg:y1="12.6cm" svg:x2="7.2cm" svg:y2="15.6cm">
          <text:p/>
        </draw:line>
        <draw:line draw:style-name="gr19" draw:text-style-name="P1" draw:layer="layout" svg:x1="8.2cm" svg:y1="14.2cm" svg:x2="7.2cm" svg:y2="15.6cm">
          <text:p/>
        </draw:line>
        <draw:frame draw:style-name="gr30" draw:text-style-name="P1" draw:layer="layout" svg:width="4.2cm" svg:height="0.963cm" svg:x="5cm" svg:y="15.638cm">
          <draw:text-box>
            <text:p text:style-name="P1">List of rules</text:p>
          </draw:text-box>
        </draw:frame>
        <draw:line draw:style-name="gr19" draw:text-style-name="P1" draw:layer="layout" svg:x1="23.2cm" svg:y1="14.4cm" svg:x2="22.6cm" svg:y2="15.8cm">
          <text:p/>
        </draw:line>
        <draw:frame draw:style-name="gr31" draw:text-style-name="P1" draw:layer="layout" svg:width="8.4cm" svg:height="1.262cm" svg:x="18.4cm" svg:y="16cm">
          <draw:text-box>
            <text:p text:style-name="P1">Rules can be freely deleted</text:p>
          </draw:text-box>
        </draw:frame>
        <draw:line draw:style-name="gr19" draw:text-style-name="P1" draw:layer="layout" svg:x1="8.2cm" svg:y1="8cm" svg:x2="6.6cm" svg:y2="-0.8cm">
          <text:p/>
        </draw:line>
        <draw:frame draw:style-name="gr32" draw:layer="layout" svg:width="7.6cm" svg:height="0.963cm" svg:x="3.6cm" svg:y="-2cm">
          <draw:text-box>
            <text:p>Select rule connective</text:p>
          </draw:text-box>
        </draw:frame>
        <draw:line draw:style-name="gr19" draw:text-style-name="P1" draw:layer="layout" svg:x1="16.2cm" svg:y1="7.6cm" svg:x2="18.4cm" svg:y2="-0.8cm">
          <text:p/>
        </draw:line>
        <draw:line draw:style-name="gr19" draw:text-style-name="P1" draw:layer="layout" svg:x1="11.6cm" svg:y1="4.6cm" svg:x2="13.4cm" svg:y2="-0.8cm">
          <text:p/>
        </draw:line>
        <draw:line draw:style-name="gr19" draw:text-style-name="P1" draw:layer="layout" svg:x1="13.4cm" svg:y1="4.4cm" svg:x2="13.4cm" svg:y2="-0.8cm">
          <text:p/>
        </draw:line>
        <draw:line draw:style-name="gr19" draw:text-style-name="P1" draw:layer="layout" svg:x1="21.2cm" svg:y1="4.8cm" svg:x2="22.4cm" svg:y2="-0.4cm">
          <text:p/>
        </draw:line>
        <draw:frame draw:style-name="gr33" draw:text-style-name="P1" draw:layer="layout" svg:width="3.8cm" svg:height="1.675cm" svg:x="11.2cm" svg:y="-2.473cm">
          <draw:text-box>
            <text:p text:style-name="P1">All system inputs</text:p>
          </draw:text-box>
        </draw:frame>
        <draw:frame draw:style-name="gr33" draw:text-style-name="P1" draw:layer="layout" svg:width="3.8cm" svg:height="1.675cm" svg:x="21.2cm" svg:y="-2.273cm">
          <draw:text-box>
            <text:p text:style-name="P1">All system outputs</text:p>
          </draw:text-box>
        </draw:frame>
        <draw:frame draw:style-name="gr33" draw:text-style-name="P1" draw:layer="layout" svg:width="3.8cm" svg:height="1.675cm" svg:x="16.6cm" svg:y="-2.473cm">
          <draw:text-box>
            <text:p text:style-name="P1">Set rule weight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4" draw:text-style-name="P1" draw:layer="layout" svg:width="34.2cm" svg:height="28.2cm" svg:x="-0.4cm" svg:y="-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8cm" svg:height="23.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36" draw:text-style-name="P5" draw:layer="layout" svg:width="5.4cm" svg:height="1.715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6" draw:layer="layout" svg:width="4.4cm" svg:height="0.882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15cm">
          <draw:text-box>
            <text:p><text:span text:style-name="T9">Max</text:span></text:p>
          </draw:text-box>
        </draw:frame>
        <draw:custom-shape draw:style-name="gr4" draw:text-style-name="P1" draw:layer="layout" svg:width="19.8cm" svg:height="11.8cm" svg:x="7.4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5.6cm" svg:height="1.055cm" svg:x="8cm" svg:y="6.5cm">
          <draw:text-box>
            <text:p><text:span text:style-name="T4">Variable Name</text:span></text:p>
          </draw:text-box>
        </draw:frame>
        <draw:custom-shape draw:style-name="gr7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55cm" svg:x="8cm" svg:y="8.7cm">
          <draw:text-box>
            <text:p><text:span text:style-name="T4">Range (min - max)</text:span></text:p>
          </draw:text-box>
        </draw:frame>
        <draw:custom-shape draw:style-name="gr7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8.6cm" svg:height="3.5cm" svg:x="18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55cm" svg:x="8cm" svg:y="11.4cm">
          <draw:text-box>
            <text:p><text:span text:style-name="T4">Functions: 3</text:span></text:p>
          </draw:text-box>
        </draw:frame>
        <draw:line draw:style-name="gr39" draw:text-style-name="P1" draw:layer="layout" svg:x1="8.4cm" svg:y1="12.6cm" svg:x2="26.4cm" svg:y2="12.6cm">
          <text:p/>
        </draw:line>
        <draw:frame draw:style-name="gr30" draw:text-style-name="P3" draw:layer="layout" svg:width="4.8cm" svg:height="0.983cm" svg:x="8.2cm" svg:y="13.062cm">
          <draw:text-box>
            <text:p><text:span text:style-name="T12">Name</text:span></text:p>
          </draw:text-box>
        </draw:frame>
        <draw:frame draw:style-name="gr40" draw:text-style-name="P3" draw:layer="layout" svg:width="4.8cm" svg:height="0.983cm" svg:x="12.3cm" svg:y="13.062cm">
          <draw:text-box>
            <text:p><text:span text:style-name="T12">Type</text:span></text:p>
          </draw:text-box>
        </draw:frame>
        <draw:custom-shape draw:style-name="gr4" draw:text-style-name="P1" draw:layer="layout" svg:width="6.411cm" svg:height="4.4cm" svg:x="7.4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3cm" svg:x="7.8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3cm" svg:x="12.3cm" svg:y="13.8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3cm" svg:x="7.8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3cm" svg:x="12.3cm" svg:y="14.6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3cm" svg:x="7.8cm" svg:y="20.138cm">
          <draw:text-box>
            <text:p><text:span text:style-name="T8">Functions: 3</text:span></text:p>
          </draw:text-box>
        </draw:frame>
        <draw:frame draw:style-name="gr30" draw:text-style-name="P6" draw:layer="layout" svg:width="4.8cm" svg:height="0.963cm" svg:x="12.3cm" svg:y="15.462cm">
          <draw:text-box>
            <text:p><text:span text:style-name="T8">Func Type</text:span></text:p>
          </draw:text-box>
        </draw:frame>
        <draw:custom-shape draw:style-name="gr10" draw:text-style-name="P1" draw:layer="layout" svg:width="1.938cm" svg:height="0.688cm" svg:x="18.262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3.9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3.9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4.7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4.7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5.5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5.55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0.7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4.3cm" svg:height="0.806cm" svg:x="18.4cm" svg:y="16.598cm">
          <draw:text-box>
            <text:p text:style-name="P1"><text:span text:style-name="T13">Save and Clos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9.4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30" draw:text-style-name="P6" draw:layer="layout" svg:width="4.8cm" svg:height="0.963cm" svg:x="8.2cm" svg:y="13.862cm">
          <draw:text-box>
            <text:p><text:span text:style-name="T8">Func Name</text:span></text:p>
          </draw:text-box>
        </draw:frame>
        <draw:frame draw:style-name="gr30" draw:text-style-name="P6" draw:layer="layout" svg:width="4.8cm" svg:height="0.963cm" svg:x="8.2cm" svg:y="15.462cm">
          <draw:text-box>
            <text:p><text:span text:style-name="T8">Func Name</text:span></text:p>
          </draw:text-box>
        </draw:frame>
        <draw:custom-shape draw:style-name="gr4" draw:text-style-name="P1" draw:layer="layout" svg:width="6.411cm" svg:height="4.4cm" svg:x="14.101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3cm" svg:x="14.501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3cm" svg:x="14.501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3cm" svg:x="14.501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16.101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custom-shape draw:style-name="gr4" draw:text-style-name="P1" draw:layer="layout" svg:width="6.411cm" svg:height="4.4cm" svg:x="20.802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3cm" svg:x="21.202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3cm" svg:x="21.202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3cm" svg:x="21.202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22.802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43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43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30" draw:text-style-name="P6" draw:layer="layout" svg:width="4.8cm" svg:height="0.963cm" svg:x="8.2cm" svg:y="14.662cm">
          <draw:text-box>
            <text:p><text:span text:style-name="T8">Func Name</text:span></text:p>
          </draw:text-box>
        </draw:frame>
        <draw:line draw:style-name="gr19" draw:text-style-name="P1" draw:layer="layout" svg:x1="27.2cm" svg:y1="17cm" svg:x2="29cm" svg:y2="17.4cm">
          <text:p/>
        </draw:line>
        <draw:frame draw:style-name="gr53" draw:text-style-name="P1" draw:layer="layout" svg:width="6.8cm" svg:height="2.387cm" svg:x="0.4cm" svg:y="19.616cm">
          <draw:text-box>
            <text:p text:style-name="P1">Launches modal to add new membership functions</text:p>
          </draw:text-box>
        </draw:frame>
        <draw:frame draw:style-name="gr36" draw:text-style-name="P1" draw:layer="layout" svg:width="5.4cm" svg:height="1.675cm" svg:x="28.2cm" svg:y="17.127cm">
          <draw:text-box draw:corner-radius="0.2cm">
            <text:p text:style-name="P1">Deletes this variable</text:p>
          </draw:text-box>
        </draw:frame>
        <draw:line draw:style-name="gr19" draw:text-style-name="P1" draw:layer="layout" svg:x1="22cm" svg:y1="16.4cm" svg:x2="29cm" svg:y2="15cm">
          <text:p/>
        </draw:line>
        <draw:frame draw:style-name="gr36" draw:text-style-name="P1" draw:layer="layout" svg:width="5.4cm" svg:height="1.675cm" svg:x="28cm" svg:y="2.8cm">
          <draw:text-box>
            <text:p text:style-name="P1">Deletes this variable</text:p>
          </draw:text-box>
        </draw:frame>
        <draw:line draw:style-name="gr19" draw:text-style-name="P1" draw:layer="layout" svg:x1="24.2cm" svg:y1="16.4cm" svg:x2="29cm" svg:y2="15cm">
          <text:p/>
        </draw:line>
        <draw:frame draw:style-name="gr36" draw:text-style-name="P1" draw:layer="layout" svg:width="5.4cm" svg:height="1.675cm" svg:x="28.6cm" svg:y="14.327cm">
          <draw:text-box>
            <text:p text:style-name="P1">Collapses the variable</text:p>
          </draw:text-box>
        </draw:frame>
        <draw:frame draw:style-name="gr30" draw:text-style-name="P1" draw:layer="layout" svg:width="7.6cm" svg:height="0.963cm" svg:x="23.8cm" svg:y="24.227cm">
          <draw:text-box draw:corner-radius="0.2cm">
            <text:p text:style-name="P1">Collapsed variables</text:p>
          </draw:text-box>
        </draw:frame>
        <draw:line draw:style-name="gr19" draw:text-style-name="P1" draw:layer="layout" svg:x1="13.811cm" svg:y1="22.7cm" svg:x2="24.6cm" svg:y2="24.6cm">
          <text:p/>
        </draw:line>
        <draw:line draw:style-name="gr19" draw:text-style-name="P1" draw:layer="layout" svg:x1="19.6cm" svg:y1="23cm" svg:x2="24.6cm" svg:y2="24.6cm">
          <text:p/>
        </draw:line>
        <draw:line draw:style-name="gr19" draw:text-style-name="P1" draw:layer="layout" svg:x1="23.6cm" svg:y1="23cm" svg:x2="24.6cm" svg:y2="24.6cm">
          <text:p/>
        </draw:line>
        <draw:frame draw:style-name="gr46" draw:text-style-name="P4" draw:layer="layout" svg:width="3.738cm" svg:height="0.806cm" svg:x="8.462cm" svg:y="16.798cm">
          <draw:text-box>
            <text:p text:style-name="P1"><text:span text:style-name="T13">Add Function</text:span></text:p>
          </draw:text-box>
        </draw:frame>
        <draw:line draw:style-name="gr19" draw:text-style-name="P1" draw:layer="layout" svg:x1="6cm" svg:y1="19.4cm" svg:x2="8.2cm" svg:y2="17.6cm">
          <text:p/>
        </draw:line>
        <draw:line draw:style-name="gr19" draw:text-style-name="P1" draw:layer="layout" svg:x1="27.6cm" svg:y1="5.2cm" svg:x2="29cm" svg:y2="4cm">
          <text:p/>
        </draw:line>
        <draw:frame draw:style-name="gr36" draw:text-style-name="P1" draw:layer="layout" svg:width="5.4cm" svg:height="1.675cm" svg:x="22.8cm" svg:y="0.4cm">
          <draw:text-box>
            <text:p text:style-name="P1">Tabular Navigation</text:p>
          </draw:text-box>
        </draw:frame>
        <draw:line draw:style-name="gr19" draw:text-style-name="P1" draw:layer="layout" svg:x1="22.2cm" svg:y1="3cm" svg:x2="23.8cm" svg:y2="2.073cm">
          <text:p/>
        </draw:line>
        <draw:line draw:style-name="gr19" draw:text-style-name="P1" draw:layer="layout" svg:x1="6cm" svg:y1="3.8cm" svg:x2="10.4cm" svg:y2="-0.6cm">
          <text:p/>
        </draw:line>
        <draw:frame draw:style-name="gr36" draw:text-style-name="P1" draw:layer="layout" svg:width="5.4cm" svg:height="1.675cm" svg:x="10.4cm" svg:y="-1.873cm">
          <draw:text-box>
            <text:p text:style-name="P1">Specify system wide parameters</text:p>
          </draw:text-box>
        </draw:frame>
        <draw:line draw:style-name="gr54" draw:text-style-name="P1" draw:layer="layout" svg:x1="19.6cm" svg:y1="8.3cm" svg:x2="19.6cm" svg:y2="10.7cm">
          <text:p/>
        </draw:line>
        <draw:line draw:style-name="gr54" draw:text-style-name="P1" draw:layer="layout" svg:x1="19.6cm" svg:y1="10.7cm" svg:x2="25cm" svg:y2="10.7cm">
          <text:p/>
        </draw:line>
        <draw:line draw:style-name="gr55" draw:text-style-name="P1" draw:layer="layout" svg:x1="19.6cm" svg:y1="9cm" svg:x2="24.6cm" svg:y2="10.2cm">
          <text:p/>
        </draw:line>
        <draw:line draw:style-name="gr56" draw:text-style-name="P1" draw:layer="layout" svg:x1="22.2cm" svg:y1="9cm" svg:x2="19.6cm" svg:y2="10.2cm">
          <text:p/>
        </draw:line>
        <draw:line draw:style-name="gr56" draw:text-style-name="P1" draw:layer="layout" svg:x1="24.6cm" svg:y1="10.2cm" svg:x2="22.2cm" svg:y2="9cm">
          <text:p/>
        </draw:line>
        <draw:frame draw:style-name="gr57" draw:layer="layout" svg:width="2.2cm" svg:height="0.839cm" draw:transform="rotate (1.5707963267949) translate (18.681cm 10.4cm)">
          <draw:text-box>
            <text:p><text:span text:style-name="T14">Truth</text:span></text:p>
          </draw:text-box>
        </draw:frame>
        <draw:line draw:style-name="gr58" draw:text-style-name="P1" draw:layer="layout" svg:x1="24.6cm" svg:y1="9cm" svg:x2="19.6cm" svg:y2="10.2cm">
          <text:p/>
        </draw:line>
        <draw:line draw:style-name="gr55" draw:text-style-name="P1" draw:layer="layout" svg:x1="19.6cm" svg:y1="9cm" svg:x2="24.6cm" svg:y2="10.2cm">
          <text:p/>
        </draw:lin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1" draw:layer="layout" svg:width="36.4cm" svg:height="26cm" svg:x="-1.4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715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5cm">
          <draw:text-box>
            <text:p><text:span text:style-name="T9">Max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60" draw:text-style-name="P2" draw:layer="layout" svg:width="13.715cm" svg:height="1.675cm" svg:x="7.5cm" svg:y="6.518cm">
          <draw:text-box>
            <text:p><text:span text:style-name="T7">IF Var1 IS Term1 AND Var2 IS Term2 THEN Var3 IS Term3 </text:span></text:p>
          </draw:text-box>
        </draw:frame>
        <draw:frame draw:style-name="gr61" draw:text-style-name="P2" draw:layer="layout" svg:width="13.9cm" svg:height="1.675cm" svg:x="7.5cm" svg:y="9.918cm">
          <draw:text-box>
            <text:p><text:span text:style-name="T7">IF Var1 IS Term1 AND Var2 IS Term2 THEN Var3 IS Term3 </text:span></text:p>
          </draw:text-box>
        </draw:frame>
        <draw:frame draw:style-name="gr62" draw:text-style-name="P2" draw:layer="layout" svg:width="13.9cm" svg:height="1.675cm" svg:x="7.5cm" svg:y="8.118cm">
          <draw:text-box>
            <text:p><text:span text:style-name="T7">IF Var1 IS Term1 AND Var2 IS Term2 THEN Var3 IS Term3 </text:span></text:p>
          </draw:text-box>
        </draw:frame>
        <draw:custom-shape draw:style-name="gr10" draw:text-style-name="P1" draw:layer="layout" svg:width="2.6cm" svg:height="1cm" svg:x="24.3cm" svg:y="6.6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4.3cm" svg:y="6.6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8.4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4.3cm" svg:y="8.442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10.2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4.3cm" svg:y="10.243cm">
          <draw:text-box>
            <text:p text:style-name="P1"><text:span text:style-name="T2">Delete</text:span></text:p>
          </draw:text-box>
        </draw:frame>
        <draw:line draw:style-name="gr24" draw:text-style-name="P1" draw:layer="layout" svg:x1="7.5cm" svg:y1="8.118cm" svg:x2="25.5cm" svg:y2="8.118cm">
          <text:p/>
        </draw:line>
        <draw:line draw:style-name="gr24" draw:text-style-name="P1" draw:layer="layout" svg:x1="7.5cm" svg:y1="9.818cm" svg:x2="25.5cm" svg:y2="9.818cm">
          <text:p/>
        </draw:line>
        <draw:custom-shape draw:style-name="gr41" draw:text-style-name="P1" draw:layer="layout" svg:width="2.2cm" svg:height="1cm" svg:x="21.8cm" svg:y="6.642cm">
          <text:p/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2.2cm" svg:height="1.043cm" svg:x="21.8cm" svg:y="6.642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8.4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43cm" svg:x="21.8cm" svg:y="8.443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10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43cm" svg:x="21.8cm" svg:y="10.244cm">
          <draw:text-box>
            <text:p text:style-name="P1"><text:span text:style-name="T2">Edit</text:span></text:p>
          </draw:text-box>
        </draw:frame>
        <draw:line draw:style-name="gr19" draw:text-style-name="P1" draw:layer="layout" svg:x1="20cm" svg:y1="7.6cm" svg:x2="21cm" svg:y2="11.4cm">
          <text:p/>
        </draw:line>
        <draw:frame draw:style-name="gr30" draw:text-style-name="P1" draw:layer="layout" svg:width="4.2cm" svg:height="0.963cm" svg:x="19cm" svg:y="11.5cm">
          <draw:text-box>
            <text:p text:style-name="P1">List of rules</text:p>
          </draw:text-box>
        </draw:frame>
        <draw:frame draw:style-name="gr36" draw:text-style-name="P1" draw:layer="layout" svg:width="5.4cm" svg:height="1.675cm" svg:x="22.8cm" svg:y="0.401cm">
          <draw:text-box>
            <text:p text:style-name="P1">Tabular Navigation</text:p>
          </draw:text-box>
        </draw:frame>
        <draw:line draw:style-name="gr19" draw:text-style-name="P1" draw:layer="layout" svg:x1="22.2cm" svg:y1="3.001cm" svg:x2="23.8cm" svg:y2="2.074cm">
          <text:p/>
        </draw:line>
        <draw:line draw:style-name="gr19" draw:text-style-name="P1" draw:layer="layout" svg:x1="6cm" svg:y1="3.801cm" svg:x2="10.4cm" svg:y2="-0.599cm">
          <text:p/>
        </draw:line>
        <draw:frame draw:style-name="gr36" draw:text-style-name="P1" draw:layer="layout" svg:width="5.4cm" svg:height="1.675cm" svg:x="10.4cm" svg:y="-1.872cm">
          <draw:text-box>
            <text:p text:style-name="P1">Specify system wide parameters</text:p>
          </draw:text-box>
        </draw:frame>
        <draw:line draw:style-name="gr19" draw:text-style-name="P1" draw:layer="layout" svg:x1="27cm" svg:y1="8cm" svg:x2="29cm" svg:y2="10cm">
          <text:p/>
        </draw:line>
        <draw:frame draw:style-name="gr31" draw:text-style-name="P1" draw:layer="layout" svg:width="4.6cm" svg:height="2.387cm" svg:x="28cm" svg:y="10.1cm">
          <draw:text-box>
            <text:p text:style-name="P1">Rules can be freely edited or deleted</text:p>
          </draw:text-box>
        </draw:frame>
        <draw:frame draw:style-name="gr36" draw:text-style-name="P1" draw:layer="layout" svg:width="5.4cm" svg:height="1.675cm" svg:x="28cm" svg:y="2.8cm">
          <draw:text-box>
            <text:p text:style-name="P1">Deletes this variable</text:p>
          </draw:text-box>
        </draw:frame>
        <draw:line draw:style-name="gr19" draw:text-style-name="P1" draw:layer="layout" svg:x1="27.6cm" svg:y1="5.2cm" svg:x2="29cm" svg:y2="4cm">
          <text:p/>
        </draw:line>
        <draw:frame draw:style-name="gr53" draw:text-style-name="P1" draw:layer="layout" svg:width="6.8cm" svg:height="2.384cm" svg:x="16cm" svg:y="-1.784cm">
          <draw:text-box>
            <text:p text:style-name="P1">Launches modal to add new rules</text:p>
          </draw:text-box>
        </draw:frame>
        <draw:line draw:style-name="gr19" draw:text-style-name="P1" draw:layer="layout" svg:x1="16.8cm" svg:y1="-0.4cm" svg:x2="10.4cm" svg:y2="5.4cm">
          <text:p/>
        </draw:line>
        <draw:line draw:style-name="gr19" draw:text-style-name="P1" draw:layer="layout" svg:x1="20cm" svg:y1="9.2cm" svg:x2="21cm" svg:y2="11.4cm">
          <text:p/>
        </draw:line>
        <draw:line draw:style-name="gr19" draw:text-style-name="P1" draw:layer="layout" svg:x1="20cm" svg:y1="10.8cm" svg:x2="21cm" svg:y2="11.4cm">
          <text:p/>
        </draw:lin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64" draw:text-style-name="P1" draw:layer="layout" svg:width="6.88cm" svg:height="2.96cm" svg:x="3.8cm" svg:y="3.8cm">
          <text:p text:style-name="P1">AND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5.28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5.2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6.76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6.76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0.32cm" svg:height="1.48cm" svg:x="10.68cm" svg:y="3.8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5.28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8.24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8.24cm">
          <text:p text:style-name="P1">No Threat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4.44cm" svg:x="3.8cm" svg:y="6.76cm"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9.72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9.72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9.72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9.72cm">
          <text:p text:style-name="P1">Critical</text:p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0.68cm" svg:y1="3.8cm" svg:x2="10.68cm" svg:y2="11.2cm">
          <text:p/>
        </draw:line>
        <draw:line draw:style-name="gr65" draw:text-style-name="P1" draw:layer="layout" svg:x1="21cm" svg:y1="6.76cm" svg:x2="3.8cm" svg:y2="6.76cm">
          <text:p/>
        </draw:lin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66" draw:text-style-name="P11" xml:id="id1" draw:id="id1" draw:layer="layout" svg:width="3.9cm" svg:height="1.599cm" svg:x="13cm" svg:y="2.8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2" draw:id="id2" draw:layer="layout" svg:width="3.9cm" svg:height="1.599cm" svg:x="7.4cm" svg:y="6.2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3" draw:id="id3" draw:layer="layout" svg:width="3.9cm" svg:height="1.599cm" svg:x="7.4cm" svg:y="9.601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6" draw:id="id6" draw:layer="layout" svg:width="3.9cm" svg:height="1.599cm" svg:x="18.7cm" svg:y="6.2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5" draw:id="id5" draw:layer="layout" svg:width="3.9cm" svg:height="1.599cm" svg:x="18.6cm" svg:y="9.6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4" draw:id="id4" draw:layer="layout" svg:width="3.9cm" svg:height="1.599cm" svg:x="13cm" svg:y="12.4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line-skew="0.269cm" svg:x1="14.95cm" svg:y1="2.801cm" svg:x2="14.944cm" svg:y2="1.162cm" draw:start-shape="id1" draw:start-glue-point="0" svg:d="m14950 2801v-801h-6v-838" svg:viewBox="0 0 7 1640">
          <text:p/>
        </draw:connector>
        <draw:connector draw:style-name="gr68" draw:text-style-name="P1" draw:layer="layout" draw:type="curve" svg:x1="11.3cm" svg:y1="6.999cm" svg:x2="14.95cm" svg:y2="4.4cm" draw:start-shape="id2" draw:start-glue-point="1" draw:end-shape="id1" draw:end-glue-point="2" svg:d="m11300 6999c2434 0 3650-866 3650-2599" svg:viewBox="0 0 3651 2600">
          <text:p/>
        </draw:connector>
        <draw:connector draw:style-name="gr68" draw:text-style-name="P1" draw:layer="layout" draw:type="curve" svg:x1="11.3cm" svg:y1="6.999cm" svg:x2="11.3cm" svg:y2="10.4cm" draw:start-shape="id2" draw:start-glue-point="1" draw:end-shape="id3" draw:end-glue-point="1" svg:d="m11300 6999c751 0 751 3401 0 3401" svg:viewBox="0 0 564 3402">
          <text:p/>
        </draw:connector>
        <draw:connector draw:style-name="gr68" draw:text-style-name="P1" draw:layer="layout" draw:type="curve" svg:x1="11.3cm" svg:y1="6.999cm" svg:x2="14.95cm" svg:y2="12.401cm" draw:start-shape="id2" draw:start-glue-point="1" draw:end-shape="id4" draw:end-glue-point="0" svg:d="m11300 6999c2434 0 3650 1800 3650 5402" svg:viewBox="0 0 3651 5403">
          <text:p/>
        </draw:connector>
        <draw:connector draw:style-name="gr68" draw:text-style-name="P1" draw:layer="layout" draw:type="curve" svg:x1="11.3cm" svg:y1="6.999cm" svg:x2="18.6cm" svg:y2="10.4cm" draw:start-shape="id2" draw:start-glue-point="1" draw:end-shape="id5" svg:d="m11300 6999c5475 0 1825 3401 7300 3401" svg:viewBox="0 0 7301 3402">
          <text:p/>
        </draw:connector>
        <draw:connector draw:style-name="gr68" draw:text-style-name="P1" draw:layer="layout" draw:type="curve" svg:x1="11.3cm" svg:y1="6.999cm" svg:x2="18.7cm" svg:y2="6.999cm" draw:start-shape="id2" draw:start-glue-point="1" draw:end-shape="id6" svg:d="m11300 6999h7400" svg:viewBox="0 0 7401 1">
          <text:p/>
        </draw:connector>
        <draw:connector draw:style-name="gr68" draw:text-style-name="P1" draw:layer="layout" draw:type="curve" svg:x1="14.95cm" svg:y1="4.4cm" svg:x2="11.3cm" svg:y2="6.999cm" draw:start-shape="id1" draw:start-glue-point="2" draw:end-shape="id2" draw:end-glue-point="1" svg:d="m14950 4400c0 1733-1216 2599-3650 2599" svg:viewBox="0 0 3651 2600">
          <text:p/>
        </draw:connector>
        <draw:connector draw:style-name="gr68" draw:text-style-name="P1" draw:layer="layout" draw:type="curve" svg:x1="14.95cm" svg:y1="4.4cm" svg:x2="11.3cm" svg:y2="10.4cm" draw:start-shape="id1" draw:start-glue-point="2" draw:end-shape="id3" draw:end-glue-point="1" svg:d="m14950 4400c0 4000-1216 6000-3650 6000" svg:viewBox="0 0 3651 6001">
          <text:p/>
        </draw:connector>
        <draw:connector draw:style-name="gr68" draw:text-style-name="P1" draw:layer="layout" draw:type="curve" svg:x1="14.95cm" svg:y1="4.4cm" svg:x2="14.95cm" svg:y2="12.401cm" draw:start-shape="id1" draw:start-glue-point="2" draw:end-shape="id4" svg:d="m14950 4400v8001" svg:viewBox="0 0 1 8002">
          <text:p/>
        </draw:connector>
        <draw:connector draw:style-name="gr68" draw:text-style-name="P1" draw:layer="layout" draw:type="curve" svg:x1="14.95cm" svg:y1="4.4cm" svg:x2="18.6cm" svg:y2="10.4cm" draw:start-shape="id1" draw:start-glue-point="2" draw:end-shape="id5" draw:end-glue-point="3" svg:d="m14950 4400c0 4000 1216 6000 3650 6000" svg:viewBox="0 0 3651 6001">
          <text:p/>
        </draw:connector>
        <draw:connector draw:style-name="gr68" draw:text-style-name="P1" draw:layer="layout" draw:type="curve" svg:x1="14.95cm" svg:y1="4.4cm" svg:x2="18.7cm" svg:y2="6.999cm" draw:start-shape="id1" draw:start-glue-point="2" draw:end-shape="id6" draw:end-glue-point="3" svg:d="m14950 4400c0 1733 1250 2599 3750 2599" svg:viewBox="0 0 3751 2600">
          <text:p/>
        </draw:connector>
        <draw:connector draw:style-name="gr68" draw:text-style-name="P1" draw:layer="layout" draw:type="curve" svg:x1="11.3cm" svg:y1="10.4cm" svg:x2="11.3cm" svg:y2="6.999cm" draw:start-shape="id3" draw:start-glue-point="1" draw:end-shape="id2" draw:end-glue-point="1" svg:d="m11300 10400c751 0 751-3401 0-3401" svg:viewBox="0 0 564 3402">
          <text:p/>
        </draw:connector>
        <draw:connector draw:style-name="gr68" draw:text-style-name="P1" draw:layer="layout" draw:type="curve" svg:x1="11.3cm" svg:y1="10.4cm" svg:x2="14.95cm" svg:y2="4.4cm" draw:start-shape="id3" draw:start-glue-point="1" draw:end-shape="id1" draw:end-glue-point="2" svg:d="m11300 10400c2434 0 3650-2000 3650-6000" svg:viewBox="0 0 3651 6001">
          <text:p/>
        </draw:connector>
        <draw:connector draw:style-name="gr68" draw:text-style-name="P1" draw:layer="layout" draw:type="curve" svg:x1="11.3cm" svg:y1="10.4cm" svg:x2="18.7cm" svg:y2="6.999cm" draw:start-shape="id3" draw:start-glue-point="1" draw:end-shape="id6" draw:end-glue-point="3" svg:d="m11300 10400c5550 0 1850-3401 7400-3401" svg:viewBox="0 0 7401 3402">
          <text:p/>
        </draw:connector>
        <draw:connector draw:style-name="gr68" draw:text-style-name="P1" draw:layer="layout" draw:type="curve" svg:x1="11.3cm" svg:y1="10.4cm" svg:x2="18.6cm" svg:y2="10.4cm" draw:start-shape="id3" draw:start-glue-point="1" draw:end-shape="id5" draw:end-glue-point="3" svg:d="m11300 10400h7300" svg:viewBox="0 0 7301 1">
          <text:p/>
        </draw:connector>
        <draw:connector draw:style-name="gr68" draw:text-style-name="P1" draw:layer="layout" draw:type="curve" svg:x1="11.3cm" svg:y1="10.4cm" svg:x2="14.95cm" svg:y2="12.401cm" draw:start-shape="id3" draw:start-glue-point="1" draw:end-shape="id4" draw:end-glue-point="0" svg:d="m11300 10400c2434 0 3650 667 3650 2001" svg:viewBox="0 0 3651 2002">
          <text:p/>
        </draw:connector>
        <draw:connector draw:style-name="gr68" draw:text-style-name="P1" draw:layer="layout" draw:type="curve" svg:x1="14.95cm" svg:y1="12.401cm" svg:x2="11.3cm" svg:y2="10.4cm" draw:start-shape="id4" draw:start-glue-point="0" draw:end-shape="id3" draw:end-glue-point="1" svg:d="m14950 12401c0-1334-1216-2001-3650-2001" svg:viewBox="0 0 3651 2002">
          <text:p/>
        </draw:connector>
        <draw:connector draw:style-name="gr68" draw:text-style-name="P1" draw:layer="layout" draw:type="curve" svg:x1="14.95cm" svg:y1="12.401cm" svg:x2="11.3cm" svg:y2="6.999cm" draw:start-shape="id4" draw:start-glue-point="0" draw:end-shape="id2" draw:end-glue-point="1" svg:d="m14950 12401c0-3602-1216-5402-3650-5402" svg:viewBox="0 0 3651 5403">
          <text:p/>
        </draw:connector>
        <draw:connector draw:style-name="gr68" draw:text-style-name="P1" draw:layer="layout" draw:type="curve" svg:x1="14.95cm" svg:y1="12.401cm" svg:x2="14.95cm" svg:y2="4.4cm" draw:start-shape="id4" draw:start-glue-point="0" draw:end-shape="id1" draw:end-glue-point="2" svg:d="m14950 12401v-8001" svg:viewBox="0 0 1 8002">
          <text:p/>
        </draw:connector>
        <draw:connector draw:style-name="gr68" draw:text-style-name="P1" draw:layer="layout" draw:type="curve" svg:x1="14.95cm" svg:y1="12.401cm" svg:x2="18.7cm" svg:y2="6.999cm" draw:start-shape="id4" draw:start-glue-point="0" draw:end-shape="id6" draw:end-glue-point="3" svg:d="m14950 12401c0-3602 1250-5402 3750-5402" svg:viewBox="0 0 3751 5403">
          <text:p/>
        </draw:connector>
        <draw:connector draw:style-name="gr68" draw:text-style-name="P1" draw:layer="layout" draw:type="curve" svg:x1="14.95cm" svg:y1="12.401cm" svg:x2="18.6cm" svg:y2="10.4cm" draw:start-shape="id4" draw:start-glue-point="0" draw:end-shape="id5" draw:end-glue-point="3" svg:d="m14950 12401c0-1334 1216-2001 3650-2001" svg:viewBox="0 0 3651 2002">
          <text:p/>
        </draw:connector>
        <draw:connector draw:style-name="gr68" draw:text-style-name="P1" draw:layer="layout" draw:type="curve" svg:x1="18.6cm" svg:y1="10.4cm" svg:x2="14.95cm" svg:y2="12.401cm" draw:start-shape="id5" draw:start-glue-point="3" draw:end-shape="id4" draw:end-glue-point="0" svg:d="m18600 10400c-2434 0-3650 667-3650 2001" svg:viewBox="0 0 3651 2002">
          <text:p/>
        </draw:connector>
        <draw:connector draw:style-name="gr68" draw:text-style-name="P1" draw:layer="layout" draw:type="curve" svg:x1="18.6cm" svg:y1="10.4cm" svg:x2="11.3cm" svg:y2="10.4cm" draw:start-shape="id5" draw:start-glue-point="3" draw:end-shape="id3" draw:end-glue-point="1" svg:d="m18600 10400h-7300" svg:viewBox="0 0 7301 1">
          <text:p/>
        </draw:connector>
        <draw:connector draw:style-name="gr68" draw:text-style-name="P1" draw:layer="layout" draw:type="curve" svg:x1="18.6cm" svg:y1="10.4cm" svg:x2="11.3cm" svg:y2="6.999cm" draw:start-shape="id5" draw:start-glue-point="3" draw:end-shape="id2" svg:d="m18600 10400c-5475 0-1825-3401-7300-3401" svg:viewBox="0 0 7301 3402">
          <text:p/>
        </draw:connector>
        <draw:connector draw:style-name="gr68" draw:text-style-name="P1" draw:layer="layout" draw:type="curve" svg:x1="18.6cm" svg:y1="10.4cm" svg:x2="18.7cm" svg:y2="6.999cm" draw:start-shape="id5" draw:start-glue-point="3" draw:end-shape="id6" draw:end-glue-point="3" svg:d="m18600 10400c-751 0-801-3401 100-3401" svg:viewBox="0 0 671 3402">
          <text:p/>
        </draw:connector>
        <draw:connector draw:style-name="gr68" draw:text-style-name="P1" draw:layer="layout" draw:type="curve" svg:x1="18.6cm" svg:y1="10.4cm" svg:x2="14.95cm" svg:y2="4.4cm" draw:start-shape="id5" draw:start-glue-point="3" draw:end-shape="id1" draw:end-glue-point="2" svg:d="m18600 10400c-2434 0-3650-2000-3650-6000" svg:viewBox="0 0 3651 6001">
          <text:p/>
        </draw:connector>
        <draw:connector draw:style-name="gr68" draw:text-style-name="P1" draw:layer="layout" draw:type="curve" svg:x1="18.7cm" svg:y1="6.999cm" svg:x2="14.95cm" svg:y2="4.4cm" draw:start-shape="id6" draw:start-glue-point="3" draw:end-shape="id1" draw:end-glue-point="2" svg:d="m18700 6999c-2500 0-3750-866-3750-2599" svg:viewBox="0 0 3751 2600">
          <text:p/>
        </draw:connector>
        <draw:connector draw:style-name="gr68" draw:text-style-name="P1" draw:layer="layout" draw:type="curve" svg:x1="18.7cm" svg:y1="6.999cm" svg:x2="11.3cm" svg:y2="6.999cm" draw:start-shape="id6" draw:start-glue-point="3" draw:end-shape="id2" draw:end-glue-point="1" svg:d="m18700 6999h-7400" svg:viewBox="0 0 7401 1">
          <text:p/>
        </draw:connector>
        <draw:connector draw:style-name="gr68" draw:text-style-name="P1" draw:layer="layout" draw:type="curve" svg:x1="18.7cm" svg:y1="6.999cm" svg:x2="11.3cm" svg:y2="10.4cm" draw:start-shape="id6" draw:start-glue-point="3" draw:end-shape="id3" svg:d="m18700 6999c-5550 0-1850 3401-7400 3401" svg:viewBox="0 0 7401 3402">
          <text:p/>
        </draw:connector>
        <draw:connector draw:style-name="gr68" draw:text-style-name="P1" draw:layer="layout" draw:type="curve" svg:x1="18.7cm" svg:y1="6.999cm" svg:x2="14.95cm" svg:y2="12.401cm" draw:start-shape="id6" draw:start-glue-point="3" draw:end-shape="id4" draw:end-glue-point="0" svg:d="m18700 6999c-2500 0-3750 1800-3750 5402" svg:viewBox="0 0 3751 5403">
          <text:p/>
        </draw:connector>
        <draw:connector draw:style-name="gr68" draw:text-style-name="P1" draw:layer="layout" draw:type="curve" svg:x1="18.7cm" svg:y1="6.999cm" svg:x2="18.6cm" svg:y2="10.4cm" draw:start-shape="id6" draw:start-glue-point="3" draw:end-shape="id5" draw:end-glue-point="3" svg:d="m18700 6999c-901 0-851 3401-100 3401" svg:viewBox="0 0 671 3402">
          <text:p/>
        </draw:connector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6" draw:text-style-name="P11" xml:id="id7" draw:id="id7" draw:layer="layout" svg:width="3.9cm" svg:height="1.599cm" svg:x="7.1cm" svg:y="4.0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8" draw:id="id8" draw:layer="layout" svg:width="3.9cm" svg:height="1.599cm" svg:x="12.2cm" svg:y="4.001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9" draw:id="id9" draw:layer="layout" svg:width="3.9cm" svg:height="1.599cm" svg:x="17.1cm" svg:y="4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1" draw:id="id11" draw:layer="layout" svg:width="3.9cm" svg:height="1.599cm" svg:x="22.3cm" svg:y="4.0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0" draw:id="id10" draw:layer="layout" svg:width="3.9cm" svg:height="1.599cm" svg:x="22.3cm" svg:y="7.1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11cm" svg:y1="4.8cm" svg:x2="12.2cm" svg:y2="4.8cm" draw:start-shape="id7" draw:start-glue-point="1" draw:end-shape="id8" draw:end-glue-point="3" svg:d="m11000 4800h1200" svg:viewBox="0 0 1201 1">
          <text:p/>
        </draw:connector>
        <draw:connector draw:style-name="gr68" draw:text-style-name="P1" draw:layer="layout" draw:type="curve" svg:x1="16.1cm" svg:y1="4.8cm" svg:x2="17.1cm" svg:y2="4.799cm" draw:start-shape="id8" draw:start-glue-point="1" draw:end-shape="id9" draw:end-glue-point="3" svg:d="m16100 4800c750 0 250-1 1000-1" svg:viewBox="0 0 1001 2">
          <text:p/>
        </draw:connector>
        <draw:connector draw:style-name="gr68" draw:text-style-name="P1" draw:layer="layout" draw:type="curve" svg:x1="21cm" svg:y1="4.799cm" svg:x2="22.3cm" svg:y2="7.9cm" draw:start-shape="id9" draw:start-glue-point="1" draw:end-shape="id10" draw:end-glue-point="3" svg:d="m21000 4799c975 0 325 3101 1300 3101" svg:viewBox="0 0 1301 3102">
          <text:p/>
        </draw:connector>
        <draw:connector draw:style-name="gr68" draw:text-style-name="P1" draw:layer="layout" draw:type="curve" svg:x1="21cm" svg:y1="4.799cm" svg:x2="22.3cm" svg:y2="4.8cm" draw:start-shape="id9" draw:start-glue-point="1" draw:end-shape="id11" draw:end-glue-point="3" svg:d="m21000 4799c975 0 325 1 1300 1" svg:viewBox="0 0 1301 2">
          <text:p/>
        </draw:connector>
        <draw:connector draw:style-name="gr68" draw:text-style-name="P1" draw:layer="layout" draw:type="curve" svg:x1="24.25cm" svg:y1="5.6cm" svg:x2="24.25cm" svg:y2="7.101cm" draw:start-shape="id11" draw:start-glue-point="2" draw:end-shape="id10" draw:end-glue-point="0" svg:d="m24250 5600v1501" svg:viewBox="0 0 1 1502">
          <text:p/>
        </draw:connector>
        <draw:connector draw:style-name="gr69" draw:text-style-name="P1" draw:layer="layout" draw:type="line" svg:x1="5.6cm" svg:y1="4.799cm" svg:x2="7.1cm" svg:y2="4.8cm" draw:end-shape="id7" draw:end-glue-point="3" svg:d="m5600 4799 1500 1" svg:viewBox="0 0 1501 2">
          <text:p/>
        </draw:connector>
        <draw:connector draw:style-name="gr68" draw:text-style-name="P1" draw:layer="layout" draw:type="curve" svg:x1="24.25cm" svg:y1="7.101cm" svg:x2="24.25cm" svg:y2="5.6cm" draw:start-shape="id10" draw:start-glue-point="0" draw:end-shape="id11" draw:end-glue-point="2" svg:d="m24250 7101v-1501" svg:viewBox="0 0 1 1502">
          <text:p/>
        </draw:connector>
        <draw:custom-shape draw:style-name="gr66" draw:text-style-name="P11" xml:id="id12" draw:id="id12" draw:layer="layout" svg:width="3.9cm" svg:height="1.599cm" svg:x="7.1cm" svg:y="7.1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9.05cm" svg:y1="7.1cm" svg:x2="9.05cm" svg:y2="5.6cm" draw:start-shape="id12" draw:start-glue-point="0" draw:end-shape="id7" draw:end-glue-point="2" svg:d="m9050 7100v-1500" svg:viewBox="0 0 1 1501">
          <text:p/>
        </draw:connector>
        <draw:connector draw:style-name="gr68" draw:text-style-name="P1" draw:layer="layout" draw:type="curve" svg:x1="11cm" svg:y1="7.899cm" svg:x2="19.05cm" svg:y2="5.599cm" draw:start-shape="id12" draw:start-glue-point="1" draw:end-shape="id9" draw:end-glue-point="2" svg:d="m11000 7899c5367 0 8050-766 8050-2300" svg:viewBox="0 0 8051 2301">
          <text:p/>
        </draw:connector>
        <draw:connector draw:style-name="gr68" draw:text-style-name="P1" draw:layer="layout" draw:type="curve" svg:x1="11cm" svg:y1="7.899cm" svg:x2="22.3cm" svg:y2="7.9cm" draw:start-shape="id12" draw:start-glue-point="1" draw:end-shape="id10" draw:end-glue-point="3" svg:d="m11000 7899c8475 0 2825 1 11300 1" svg:viewBox="0 0 11301 2">
          <text:p/>
        </draw:connector>
        <draw:connector draw:style-name="gr68" draw:text-style-name="P1" draw:layer="layout" draw:type="curve" svg:x1="9.05cm" svg:y1="5.6cm" svg:x2="9.05cm" svg:y2="7.1cm" draw:start-shape="id7" draw:start-glue-point="2" draw:end-shape="id12" draw:end-glue-point="0" svg:d="m9050 5600v1500" svg:viewBox="0 0 1 1501">
          <text:p/>
        </draw:connector>
        <draw:connector draw:style-name="gr68" draw:text-style-name="P1" draw:layer="layout" draw:type="curve" svg:x1="11cm" svg:y1="7.899cm" svg:x2="14.15cm" svg:y2="5.6cm" draw:start-shape="id12" draw:start-glue-point="1" draw:end-shape="id8" draw:end-glue-point="2" svg:d="m11000 7899c2100 0 3150-766 3150-2299" svg:viewBox="0 0 3151 2300">
          <text:p/>
        </draw:connector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0" draw:text-style-name="P11" draw:layer="layout" svg:width="9.6cm" svg:height="6.2cm" svg:x="1cm" svg:y="3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1.6cm" svg:y="4.3cm">
          <text:p text:style-name="P1"><text:span text:style-name="T17">Fuzzy</text:span></text:p>
          <text:p text:style-name="P1"><text:span text:style-name="T17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4.3cm">
          <text:p text:style-name="P1"><text:span text:style-name="T17">Fuzzy</text:span></text:p>
          <text:p text:style-name="P1"><text:span text:style-name="T17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.996cm" svg:height="2.373cm" svg:x="1.6cm" svg:y="6.927cm">
          <text:p text:style-name="P1"><text:span text:style-name="T18">Fuzzy</text:span></text:p>
          <text:p text:style-name="P1"><text:span text:style-name="T18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6.927cm">
          <text:p text:style-name="P1"><text:span text:style-name="T17">Fuzzy</text:span></text:p>
          <text:p text:style-name="P1"><text:span text:style-name="T17">System </text:span></text:p>
          <text:p text:style-name="P1"><text:span text:style-name="T17">Paramet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9.6cm" svg:height="2.2cm" svg:x="1cm" svg:y="1.6cm">
          <text:p text:style-name="P1"><text:span text:style-name="T19">Web Front End</text:span></text:p>
          <text:p text:style-name="P1"><text:span text:style-name="T19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draw:layer="layout" svg:width="6.4cm" svg:height="2.2cm" svg:x="2.5cm" svg:y="12.2cm">
          <text:p text:style-name="P1"><text:span text:style-name="T19">R-Shiny Server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72" draw:text-style-name="P1" draw:layer="layout" svg:x1="4.2cm" svg:y1="10cm" svg:x2="4.2cm" svg:y2="12.2cm">
          <text:p/>
        </draw:line>
        <draw:line draw:style-name="gr72" draw:text-style-name="P1" draw:layer="layout" svg:x1="6.8cm" svg:y1="12.2cm" svg:x2="6.8cm" svg:y2="10cm">
          <text:p/>
        </draw:line>
        <draw:custom-shape draw:style-name="gr71" draw:text-style-name="P13" draw:layer="layout" svg:width="6.4cm" svg:height="2.2cm" svg:x="2.5cm" svg:y="16.6cm">
          <text:p text:style-name="P1"><text:span text:style-name="T19">FuzzyToolkitUoN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1" draw:layer="layout" svg:width="1.4cm" svg:height="12.8cm" draw:transform="rotate (-3.14159265358979) translate (12.5cm 14.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3.45708345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1.4cm" svg:height="2.607cm" draw:transform="rotate (3.09848302106553) translate (12.386cm 19.23cm)">
          <text:p/>
          <draw:enhanced-geometry svg:viewBox="0 0 21600 21600" draw:mirror-vertical="false" draw:mirror-horizontal="false" draw:glue-points="21600 0 0 10800 21600 21600" draw:text-areas="13800 ?f9 21600 ?f10" draw:type="left-brace" draw:modifiers="3615.67489114659 10662.40928882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13" draw:layer="layout" svg:width="6.199cm" svg:height="1.674cm" svg:x="12.201cm" svg:y="7.6cm">
          <draw:text-box>
            <text:p text:style-name="P1"><text:span text:style-name="T19">To be produced</text:span></text:p>
          </draw:text-box>
        </draw:frame>
        <draw:frame draw:style-name="gr74" draw:text-style-name="P13" draw:layer="layout" svg:width="6.199cm" svg:height="1.674cm" svg:x="12.701cm" svg:y="17.4cm">
          <draw:text-box>
            <text:p text:style-name="P1"><text:span text:style-name="T19">Existing Technology</text:span></text:p>
          </draw:text-box>
        </draw:frame>
        <draw:line draw:style-name="gr72" draw:text-style-name="P1" draw:layer="layout" svg:x1="4.2cm" svg:y1="14.4cm" svg:x2="4.2cm" svg:y2="16.6cm">
          <text:p/>
        </draw:line>
        <draw:line draw:style-name="gr72" draw:text-style-name="P1" draw:layer="layout" svg:x1="6.8cm" svg:y1="16.6cm" svg:x2="6.8cm" svg:y2="14.4cm">
          <text:p/>
        </draw:line>
        <presentation:notes draw:style-name="dp2">
          <draw:page-thumbnail draw:style-name="gr20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5" draw:text-style-name="P1" xml:id="id17" draw:id="id17" draw:layer="layout" svg:width="8.4cm" svg:height="8.4cm" svg:x="1.6cm" svg:y="0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9.6cm" svg:height="6.2cm" svg:x="0.4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1cm" svg:y="3.5cm">
          <text:p text:style-name="P1"><text:span text:style-name="T17">Fuzzy</text:span></text:p>
          <text:p text:style-name="P1"><text:span text:style-name="T17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304cm" svg:y="3.5cm">
          <text:p text:style-name="P1"><text:span text:style-name="T17">Fuzzy</text:span></text:p>
          <text:p text:style-name="P1"><text:span text:style-name="T17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.996cm" svg:height="2.373cm" svg:x="1cm" svg:y="6.127cm">
          <text:p text:style-name="P1"><text:span text:style-name="T18">Fuzzy</text:span></text:p>
          <text:p text:style-name="P1"><text:span text:style-name="T18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304cm" svg:y="6.127cm">
          <text:p text:style-name="P1"><text:span text:style-name="T17">Fuzzy</text:span></text:p>
          <text:p text:style-name="P1"><text:span text:style-name="T17">System </text:span></text:p>
          <text:p text:style-name="P1"><text:span text:style-name="T17">Paramet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9.6cm" svg:height="2.2cm" svg:x="0.4cm" svg:y="0.8cm">
          <text:p text:style-name="P1"><text:span text:style-name="T19">Web Front End</text:span></text:p>
          <text:p text:style-name="P1"><text:span text:style-name="T19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xml:id="id14" draw:id="id14" draw:layer="layout" svg:width="6.4cm" svg:height="2.2cm" svg:x="11.8cm" svg:y="3.9cm">
          <text:p text:style-name="P1"><text:span text:style-name="T19">API Lay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xml:id="id15" draw:id="id15" draw:layer="layout" svg:width="6.4cm" svg:height="2.2cm" svg:x="20.4cm" svg:y="3.9cm">
          <text:p text:style-name="P1"><text:span text:style-name="T19">Misc. back en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xml:id="id16" draw:id="id16" draw:layer="layout" svg:width="6.4cm" svg:height="2.2cm" svg:x="20.4cm" svg:y="6.8cm">
          <text:p text:style-name="P1"><text:span text:style-name="T19">Misc. back end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75" draw:text-style-name="P1" draw:layer="layout" svg:x1="20.4cm" svg:y1="2.1cm" svg:x2="18.2cm" svg:y2="5cm" draw:start-shape="id13" draw:start-glue-point="3" draw:end-shape="id14" draw:end-glue-point="1" svg:d="m20400 2100h-1100v2900h-1100" svg:viewBox="0 0 2201 2901">
          <text:p/>
        </draw:connector>
        <draw:connector draw:style-name="gr75" draw:text-style-name="P1" draw:layer="layout" svg:x1="18.2cm" svg:y1="5cm" svg:x2="20.4cm" svg:y2="5cm" draw:start-shape="id14" draw:start-glue-point="1" draw:end-shape="id15" draw:end-glue-point="3" svg:d="m18200 5000h2200" svg:viewBox="0 0 2201 1">
          <text:p/>
        </draw:connector>
        <draw:connector draw:style-name="gr75" draw:text-style-name="P1" draw:layer="layout" svg:x1="18.2cm" svg:y1="5cm" svg:x2="20.4cm" svg:y2="7.9cm" draw:start-shape="id14" draw:start-glue-point="1" draw:end-shape="id16" draw:end-glue-point="3" svg:d="m18200 5000h1100v2900h1100" svg:viewBox="0 0 2201 2901">
          <text:p/>
        </draw:connector>
        <draw:connector draw:style-name="gr76" draw:text-style-name="P1" draw:layer="layout" draw:type="lines" svg:x1="11.8cm" svg:y1="5cm" svg:x2="10cm" svg:y2="5cm" draw:start-shape="id14" draw:start-glue-point="3" draw:end-shape="id17" draw:end-glue-point="1" svg:d="m11800 5000h-501-798-501" svg:viewBox="0 0 1801 1">
          <text:p/>
        </draw:connector>
        <draw:custom-shape draw:style-name="gr71" draw:text-style-name="P13" xml:id="id13" draw:id="id13" draw:layer="layout" svg:width="6.4cm" svg:height="2.2cm" svg:x="20.4cm" svg:y="1cm">
          <text:p text:style-name="P1"><text:span text:style-name="T19">R-Shiny and </text:span></text:p>
          <text:p text:style-name="P1"><text:span text:style-name="T19">FuzzyToolkitUoN </text:span></text:p>
          <text:p text:style-name="P1"><text:span text:style-name="T19">back end</text:span></text:p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66" draw:text-style-name="P11" xml:id="id18" draw:id="id18" draw:layer="layout" svg:width="3.9cm" svg:height="1.599cm" svg:x="1cm" svg:y="1.801cm">
          <text:p text:style-name="P1"><text:span text:style-name="T15">src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draw:layer="layout" svg:width="3.9cm" svg:height="1.599cm" svg:x="6cm" svg:y="5.799cm">
          <text:p text:style-name="P13"><text:span text:style-name="T20">server.r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23" draw:id="id23" draw:layer="layout" svg:width="3.9cm" svg:height="1.599cm" svg:x="6cm" svg:y="5.8cm">
          <text:p text:style-name="P13"><text:span text:style-name="T20">server.r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draw:layer="layout" svg:width="3.9cm" svg:height="1.599cm" svg:x="6cm" svg:y="3.799cm">
          <text:p text:style-name="P13"><text:span text:style-name="T20">server.r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xml:id="id22" draw:id="id22" draw:layer="layout" svg:width="3.9cm" svg:height="1.599cm" svg:x="6cm" svg:y="3.8cm">
          <text:p text:style-name="P14"><text:span text:style-name="T21">launch</text:span></text:p>
          <text:p text:style-name="P14"><text:span text:style-name="T21">Instructions.tx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9" draw:id="id19" draw:layer="layout" svg:width="3.9cm" svg:height="1.599cm" svg:x="6cm" svg:y="1.8cm">
          <text:p text:style-name="P1"><text:span text:style-name="T15">www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20" draw:id="id20" draw:layer="layout" svg:width="3.9cm" svg:height="1.599cm" svg:x="11.4cm" svg:y="1.8cm">
          <text:p text:style-name="P1"><text:span text:style-name="T15">cs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21" draw:id="id21" draw:layer="layout" svg:width="3.9cm" svg:height="1.599cm" svg:x="11.4cm" svg:y="3.801cm">
          <text:p text:style-name="P1"><text:span text:style-name="T15">js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xml:id="id24" draw:id="id24" draw:layer="layout" svg:width="3.9cm" svg:height="1.599cm" svg:x="11.4cm" svg:y="5.801cm">
          <text:p text:style-name="P15"><text:span text:style-name="T22">index.html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25" draw:id="id25" draw:layer="layout" svg:width="3.9cm" svg:height="1.599cm" svg:x="16.5cm" svg:y="1.8cm">
          <text:p text:style-name="P1"><text:span text:style-name="T15">lib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.9cm" svg:height="1.599cm" svg:x="4.1cm" svg:y="11.001cm">
          <text:p text:style-name="P1"><text:span text:style-name="T15">libs</text:span></text:p>
          <draw:enhanced-geometry svg:viewBox="0 0 21600 21600" draw:type="rectangle" draw:enhanced-path="M 0 0 L 21600 0 21600 21600 0 21600 0 0 Z N"/>
        </draw:custom-shape>
        <draw:connector draw:style-name="gr77" draw:text-style-name="P1" draw:layer="layout" svg:x1="4.9cm" svg:y1="2.6cm" svg:x2="6cm" svg:y2="2.599cm" draw:start-shape="id18" draw:start-glue-point="1" draw:end-shape="id19" draw:end-glue-point="3" svg:d="m4900 2600h550v-1h550" svg:viewBox="0 0 1101 2">
          <text:p/>
        </draw:connector>
        <draw:connector draw:style-name="gr77" draw:text-style-name="P1" draw:layer="layout" svg:x1="9.9cm" svg:y1="2.599cm" svg:x2="11.4cm" svg:y2="2.599cm" draw:start-shape="id19" draw:start-glue-point="1" draw:end-shape="id20" draw:end-glue-point="3" svg:d="m9900 2599h1500" svg:viewBox="0 0 1501 1">
          <text:p/>
        </draw:connector>
        <draw:connector draw:style-name="gr77" draw:text-style-name="P1" draw:layer="layout" svg:x1="9.9cm" svg:y1="2.599cm" svg:x2="11.4cm" svg:y2="4.6cm" draw:start-shape="id19" draw:start-glue-point="1" draw:end-shape="id21" draw:end-glue-point="3" svg:d="m9900 2599h750v2001h750" svg:viewBox="0 0 1501 2002">
          <text:p/>
        </draw:connector>
        <draw:connector draw:style-name="gr77" draw:text-style-name="P1" draw:layer="layout" svg:x1="4.9cm" svg:y1="2.6cm" svg:x2="6cm" svg:y2="4.599cm" draw:start-shape="id18" draw:start-glue-point="1" draw:end-shape="id22" draw:end-glue-point="3" svg:d="m4900 2600h550v1999h550" svg:viewBox="0 0 1101 2000">
          <text:p/>
        </draw:connector>
        <draw:connector draw:style-name="gr77" draw:text-style-name="P1" draw:layer="layout" svg:x1="4.9cm" svg:y1="2.6cm" svg:x2="6cm" svg:y2="6.599cm" draw:start-shape="id18" draw:start-glue-point="1" draw:end-shape="id23" draw:end-glue-point="3" svg:d="m4900 2600h550v3999h550" svg:viewBox="0 0 1101 4000">
          <text:p/>
        </draw:connector>
        <draw:connector draw:style-name="gr77" draw:text-style-name="P1" draw:layer="layout" svg:x1="9.9cm" svg:y1="2.599cm" svg:x2="11.4cm" svg:y2="6.6cm" draw:start-shape="id19" draw:start-glue-point="1" draw:end-shape="id24" draw:end-glue-point="3" svg:d="m9900 2599h750v4001h750" svg:viewBox="0 0 1501 4002">
          <text:p/>
        </draw:connector>
        <draw:connector draw:style-name="gr77" draw:text-style-name="P1" draw:layer="layout" svg:x1="15.3cm" svg:y1="2.599cm" svg:x2="16.5cm" svg:y2="2.599cm" draw:start-shape="id20" draw:start-glue-point="1" draw:end-shape="id25" svg:d="m15300 2599h1200" svg:viewBox="0 0 1201 1">
          <text:p/>
        </draw:connector>
        <draw:custom-shape draw:style-name="gr64" draw:text-style-name="P16" xml:id="id26" draw:id="id26" draw:layer="layout" svg:width="3.9cm" svg:height="1.599cm" svg:x="16.4cm" svg:y="3.801cm">
          <text:p text:style-name="P16"><text:span text:style-name="T23">Cxk-aux</text:span></text:p>
          <text:p text:style-name="P16"><text:span text:style-name="T23">Styles.css</text:span></text:p>
          <draw:enhanced-geometry svg:viewBox="0 0 21600 21600" draw:type="rectangle" draw:enhanced-path="M 0 0 L 21600 0 21600 21600 0 21600 0 0 Z N"/>
        </draw:custom-shape>
        <draw:connector draw:style-name="gr77" draw:text-style-name="P1" draw:layer="layout" svg:x1="15.3cm" svg:y1="2.599cm" svg:x2="16.4cm" svg:y2="4.6cm" draw:end-shape="id26" draw:end-glue-point="3" svg:d="m15300 2599h300v2001h800" svg:viewBox="0 0 1101 2002">
          <text:p/>
        </draw:connector>
        <presentation:notes draw:style-name="dp2">
          <draw:page-thumbnail draw:style-name="gr20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6T12:35:43.443000000</dc:date>
    <meta:editing-duration>PT13H11M52S</meta:editing-duration>
    <meta:editing-cycles>35</meta:editing-cycles>
    <meta:generator>LibreOffice/4.1.4.2$Windows_x86 LibreOffice_project/0a0440ccc0227ad9829de5f46be37cfb6edcf72</meta:generator>
    <meta:document-statistic meta:object-count="577"/>
  </office:meta>
</office:document-meta>
</file>